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Aun leyen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ta de Git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string">
            <text:p>Pendient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ta Tenis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ta Permutacion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mpletar la kata del ahorcad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pletar el ambiente de desarroll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ctura sobre Estimación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09-30T02:17:58</dc:date>
    <meta:editing-cycles>34</meta:editing-cycles>
    <meta:editing-duration>PT2H58M19S</meta:editing-duration>
    <meta:document-statistic meta:table-count="1" meta:cell-count="104" meta:object-count="0"/>
  </office:meta>
</office:document-meta>
</file>